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9713" officeooo:paragraph-rsid="000d9713"/>
    </style:style>
    <style:style style:name="P2" style:family="paragraph" style:parent-style-name="Heading_20_2">
      <style:paragraph-properties fo:margin-left="0cm" fo:margin-right="0cm" fo:text-indent="0cm" style:auto-text-indent="false"/>
      <style:text-properties officeooo:rsid="000d9713"/>
    </style:style>
    <style:style style:name="P3" style:family="paragraph" style:parent-style-name="Text_20_body">
      <style:text-properties officeooo:rsid="000d9713"/>
    </style:style>
    <style:style style:name="P4" style:family="paragraph" style:parent-style-name="Text_20_body" style:list-style-name="L1">
      <style:text-properties officeooo:rsid="000d9713"/>
    </style:style>
    <style:style style:name="P5" style:family="paragraph" style:parent-style-name="Text_20_body" style:list-style-name="L2">
      <style:text-properties officeooo:rsid="000d9713"/>
    </style:style>
    <style:style style:name="P6" style:family="paragraph" style:parent-style-name="Text_20_body" style:list-style-name="L3">
      <style:text-properties officeooo:rsid="000d9713"/>
    </style:style>
    <style:style style:name="P7" style:family="paragraph" style:parent-style-name="Text_20_body" style:list-style-name="L4">
      <style:text-properties officeooo:rsid="000d9713"/>
    </style:style>
    <style:style style:name="P8" style:family="paragraph" style:parent-style-name="Heading_20_2">
      <style:text-properties officeooo:rsid="000f655f" officeooo:paragraph-rsid="000f655f"/>
    </style:style>
    <style:style style:name="P9" style:family="paragraph" style:parent-style-name="Text_20_body" style:list-style-name="L5">
      <style:text-properties officeooo:rsid="000d9713"/>
    </style:style>
    <style:style style:name="P10" style:family="paragraph" style:parent-style-name="Standard">
      <style:text-properties officeooo:rsid="000d9713" officeooo:paragraph-rsid="000d97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ИЗНЕС-ПЛАН: «MEDICINE BOT»<text:line-break/>Telegram-бот-напоминалка для приема лекарств и визитов к врачам<text:line-break/>Регион запуска: Москва и Московская область (лидеры цифровизации и здоровья)<text:line-break/>Формат деятельности: Самозанятый (НПД) с последующим переходом на ИП (УСН)<text:line-break/>Товарная категория: Цифровые сервисы здоровья (микрониша: персональные медицинские напоминания).</text:p>
      <text:h text:style-name="P2" text:outline-level="2"><text:bookmark text:name="1"/>1. ХОББИ (ДРУГОЙ ВИД БИЗНЕСА). ОПИСАНИЕ СУТИ ПРОЦЕССА</text:h>
      <text:p text:style-name="P3"><text:span text:style-name="Strong_20_Emphasis">Суть хобби:</text:span><text:line-break/>Увлечение разработкой ботов, автоматизацией рутины и помощью людям в здоровье. В обычной жизни это может быть программист, фрилансер или медработник, который создает скрипты для напоминаний о таблетках для себя и близких.</text:p>
      <text:p text:style-name="P3"><text:span text:style-name="Strong_20_Emphasis">Трансформация в бизнес:</text:span><text:line-break/>Бизнес строится не на общих фитнес-трекерах (рынок «красный океан»), а на узкой персонализации напоминаний о лекарствах.</text:p>
      <text:list text:style-name="L1">
        <text:list-item>
          <text:p text:style-name="P4">Настройка индивидуальных графиков: Бот анализирует рецепт (доза, время, курс), отправляет push-уведомления с голосом/вибрацией.</text:p>
        </text:list-item>
        <text:list-item>
          <text:p text:style-name="P4">Интеграция с визитами: Напоминания о приеме у врачей, анализах, с учетом пробок в Москве.</text:p>
        </text:list-item>
        <text:list-item>
          <text:p text:style-name="P4">Персонализация: Добавление заметок («выпить после еды»), статистики пропусков и отчетов для врача.</text:p>
        </text:list-item>
      </text:list>
      <text:p text:style-name="P3"><text:span text:style-name="Strong_20_Emphasis">Процесс работы (домашний офис/лаборатория):</text:span><text:line-break/>Зона 1 (Кодинг): Разработка на Python (Telebot/Aiogram), база данных SQLite/PostgreSQL для пользователей.<text:line-break/>Зона 2 (Тестирование): Симуляция сценариев (аллергия, смена времени, пропуск дозы).<text:line-break/>Зона 3 (Аналитика): Сбор анонимной статистики использования для улучшений.<text:line-break/>Зона 4 (Контент): Голосовые ASMR-напоминания («Пора пить таблетку, расслабьтесь»).<text:line-break/><text:span text:style-name="Strong_20_Emphasis">Философия процесса:</text:span><text:line-break/>Это не просто будильник. Это продажа спокойствия и дисциплины. В ритме Москвы люди забывают о здоровье — бот становится «личным медиком» в кармане.</text:p>
      <text:h text:style-name="P2" text:outline-level="2"><text:bookmark text:name="2"/>2. ЧТО ЯВЛЯЕТСЯ ТОВАРОМ?</text:h>
      <text:p text:style-name="P3">Товар делится на три линейки:<text:line-break/><text:span text:style-name="Strong_20_Emphasis">Товар (Hard Goods):</text:span><text:line-break/>Премиум-подписка: Неограниченные напоминания, голосовые нотификации, экспорт отчетов в PDF. Цена: от 199 до 499 руб/мес.<text:line-break/>Персональные стикеры/темки: Кастомные наборы («Сердце», «Витамины»). Цена: 99–299 руб/шт.<text:line-break/>Лимитированные коллекции: Темы для хронических (Диабет, Сердце).</text:p>
      <text:p text:style-name="P3"><text:soft-page-break/><text:span text:style-name="Strong_20_Emphasis">Услуга (Service):</text:span><text:line-break/>Консультация «Настройка под рецепт»: Разбор фото рецепта, автозаполнение графика. Цена услуги: 500–1500 руб.<text:line-break/>Интеграция с Apple Health/Google Fit: Синхронизация пульса/давления.</text:p>
      <text:p text:style-name="P3"><text:span text:style-name="Strong_20_Emphasis">Цифровой товар (Digital):</text:span><text:line-break/>Гайды и шаблоны: Файлы для импорта графиков приема (JSON), чек-листы для пациентов.</text:p>
      <text:h text:style-name="P2" text:outline-level="2"><text:bookmark text:name="3"/>3. ДЛЯ КОГО ЭТО ДЕЛАЕТСЯ?</text:h>
      <text:p text:style-name="P3"><text:span text:style-name="Strong_20_Emphasis">Целевая аудитория (ЦА): Узкая, но платежеспособная.</text:span><text:line-break/>Хронические пациенты (40%): Диабетики, гипертоники, принимающие 5+ лекарств ежедневно. Им нужна точность.<text:line-break/>Пожилые и их семьи (30%): Дети настраивают бота родителям. Высокий Чек (от 1000 руб/год).<text:line-break/>Мамы с детьми (20%): Напоминания о сиропах, витаминах.<text:line-break/>Подарочный/B2B сегмент (10%): Клиники заказывают брендированные боты для пациентов после выписки.</text:p>
      <text:h text:style-name="P2" text:outline-level="2"><text:bookmark text:name="4"/>4. ПРИМЕРНЫЙ ОБЪЕМ РЫНКА В ЦЕЛОМ ПО РАССМАТРИВАЕМОМУ РЕГИОНУ</text:h>
      <text:p text:style-name="P3"><text:span text:style-name="Strong_20_Emphasis">Регион: Москва и МО.</text:span><text:line-break/><text:span text:style-name="Strong_20_Emphasis">Оценка рынка:</text:span><text:line-break/>По данным Росстата и MPSTATS, телемедицина выросла на 400%, рынок health-tech — миллиарды руб. Обороты apps-напоминалок — сотни млн.<text:line-break/><text:span text:style-name="Strong_20_Emphasis">Расчет TAM (Total Addressable Market):</text:span><text:line-break/>Население: ~20 млн чел.<text:line-break/>Активные пользователи смартов (90%): ~18 млн.<text:line-break/>Доля с хроническими заболеваниями (20%): ~3,6 млн.<text:line-break/>Готовые платить за премиум (5%): ~180 000 чел.<text:line-break/>Средний срок подписки: 6 мес.<text:line-break/>Емкость ниши (персональные боты): Если 1% подпишутся: 1800 пользователей.<text:line-break/>Средний чек: 300 руб/мес.<text:line-break/>Объем рынка: ~6 500 000 руб/год (минимум).<text:line-break/><text:span text:style-name="Strong_20_Emphasis">Вывод:</text:span> Рынок огромен, масс-apps перегреты, микрониша «лекарства» — свободна.</text:p>
      <text:h text:style-name="P2" text:outline-level="2"><text:bookmark text:name="5"/>5. КАКОВА ВОЗМОЖНАЯ МИССИЯ ОРГАНИЗАЦИИ?</text:h>
      <text:p text:style-name="P3"><text:span text:style-name="Strong_20_Emphasis">Миссия Medicine Bot:</text:span><text:line-break/>«Мы возвращаем контроль над здоровьем в повседневный ритм. Наша цель — превратить хаос приема лекарств в автоматическую привычку, доказывая, что технологии могут быть заботливыми, точными и сделанными для людей в России».<text:line-break/><text:span text:style-name="Strong_20_Emphasis">Ценности:</text:span></text:p>
      <text:list text:style-name="L2">
        <text:list-item>
          <text:p text:style-name="P5">Персонализация в цифре: Физическое здоровье через цифровые напоминания.</text:p>
        </text:list-item>
        <text:list-item>
          <text:p text:style-name="P5">Устойчивое развитие: Снижение госпитализаций за счет дисциплины.</text:p>
        </text:list-item>
        <text:list-item>
          <text:p text:style-name="P5"><text:soft-page-break/>Уникальность: Отказ от шаблонных apps.</text:p>
        </text:list-item>
      </text:list>
      <text:h text:style-name="P2" text:outline-level="2"><text:bookmark text:name="6-----5--3--1"/>6. ЦЕЛИ БИЗНЕСА И ЗАДАЧИ (5 ЛЕТ, 3 ГОДА, 1 ГОД)</text:h>
      <text:p text:style-name="P3"><text:span text:style-name="Strong_20_Emphasis">Глобальная стратегическая цель (5 лет):</text:span><text:line-break/>Стать №1 в РФ по ботам-напоминалкам для лекарств, интегрироваться с клиниками, выйти на 10 млн руб/год.</text:p>
      <text:p text:style-name="P3"><text:span text:style-name="Strong_20_Emphasis">Цель на 3 года:</text:span><text:line-break/>Авторский бренд, API для клиник, листинг в Telegram Ads.</text:p>
      <text:p text:style-name="P3"><text:span text:style-name="Strong_20_Emphasis">Цель на 1 год (2026):</text:span><text:line-break/>150 000 руб/мес., 1000+ активных юзеров, чат 1000+ подписчиков.<text:line-break/><text:span text:style-name="Strong_20_Emphasis">Задачи:</text:span></text:p>
      <text:list text:style-name="L3">
        <text:list-item>
          <text:p text:style-name="P6">Продуктовая: 3 тарифа (Базовый, Про, VIP).</text:p>
        </text:list-item>
        <text:list-item>
          <text:p text:style-name="P6">Маркетинговая: 100 видео «День с ботом» в Shorts/VK.</text:p>
        </text:list-item>
        <text:list-item>
          <text:p text:style-name="P6">Технологическая: Добавить ИИ-распознавание рецептов (OCR).</text:p>
        </text:list-item>
        <text:list-item>
          <text:p text:style-name="P6">Юридическая: НПД, GDPR-соответствие данных здоровья.</text:p>
        </text:list-item>
        <text:list-item>
          <text:p text:style-name="P6">Сервисная: Чек-лист «Как избежать пропусков».</text:p>
        </text:list-item>
      </text:list>
      <text:h text:style-name="P2" text:outline-level="2"><text:bookmark text:name="7"/>7. НАСКОЛЬКО НАСЫЩЕН РЫНОК И СТЕПЕНЬ КОНКУРЕНЦИИ</text:h>
      <text:p text:style-name="P3"><text:span text:style-name="Strong_20_Emphasis">Рынок масс-apps:</text:span><text:line-break/>Насыщенность: Высокая (MedTimer, Pill Reminder). Конкуренция: Ценовая.</text:p>
      <text:p text:style-name="P3"><text:span text:style-name="Strong_20_Emphasis">Рынок ботов-напоминалок (ниша):</text:span><text:line-break/>Насыщенность: НИЗКАЯ. Единицы в Telegram, без персонализации. В Москве — пробел. Клиенты используют заметки в телефоне.<text:line-break/>Степень: &lt;30 ботов по Яндекс.Директ.</text:p>
      <text:h text:style-name="P2" text:outline-level="2"><text:bookmark text:name="8"/>8. ЧЕМ ВЫ МОЖЕТЕ ОТЛИЧАТЬСЯ ОТ КОНКУРЕНТОВ (ФИШКА, НОВШЕСТВО)</text:h>
      <text:p text:style-name="P3"><text:span text:style-name="Strong_20_Emphasis">НЕЧЕСТНОЕ ПРЕИМУЩЕСТВО:</text:span><text:line-break/>«Мед-программист». Бэкграунд в IT+медицине для точных алгоритмов.</text:p>
      <text:p text:style-name="P3"><text:span text:style-name="Strong_20_Emphasis">Развернутое описание отличий:</text:span></text:p>
      <text:list text:style-name="L4">
        <text:list-item>
          <text:p text:style-name="P7"><text:span text:style-name="Strong_20_Emphasis">Умная персонализация против шаблонов.</text:span> Конкуренты — общие будильники. Мы сканируем рецепт (фото→график), учитываем еду/сон. Гарантия: 0 пропусков или возврат.</text:p>
        </text:list-item>
        <text:list-item>
          <text:p text:style-name="P7"><text:span text:style-name="Strong_20_Emphasis">Звуковой брендинг (ASMR-напоминания).</text:span> Каждое уведомление — уникальный голосовой профиль. QR на статистику приема для врача.</text:p>
        </text:list-item>
        <text:list-item>
          <text:p text:style-name="P7"><text:soft-page-break/><text:span text:style-name="Strong_20_Emphasis">Эко-данные + Ресайклинг.</text:span> Анонимная статистика для исследований (продажа клиникам).</text:p>
        </text:list-item>
        <text:list-item>
          <text:p text:style-name="P7"><text:span text:style-name="Strong_20_Emphasis">Бот как услуга (Subscription).</text:span> Годовой контракт с ежемесячным отчетом/коррекцией.</text:p>
        </text:list-item>
        <text:list-item>
          <text:p text:style-name="P7"><text:span text:style-name="Strong_20_Emphasis">Локализация.</text:span> Интеграция с Яндекс.Пробками/погодой («Дождь? Возьми зонт на таблетки»). Патриотизм: «Сделано в Москве для москвичей».</text:p>
        </text:list-item>
      </text:list>
      <text:h text:style-name="P2" text:outline-level="2"><text:bookmark text:name="9"/>9. КАК ВЫ ПЛАНРУЕТЕ ПРОДВИГАТЬ ТОВАРОМ</text:h>
      <text:p text:style-name="P3"><text:span text:style-name="Strong_20_Emphasis">Стратегия продвижения:</text:span><text:line-break/>Не тратить на «апп здоровья» (дорого). Фокус — Telegram-комьюнити.</text:p>
      <text:p text:style-name="P3"><text:span text:style-name="Strong_20_Emphasis">Этап 1. Контент как продукт.</text:span><text:line-break/>Shorts/VK: Видео настройки бота под рецепт. ASMR: «Звук таблетки в стакане». Блог: «ТОП-5 ошибок при курсе».</text:p>
      <text:p text:style-name="P3"><text:span text:style-name="Strong_20_Emphasis">Этап 2. CRM-стратегия.</text:span><text:line-break/>Сбор: Гайд «Как не забыть лекарства» за подписку.<text:line-break/>Сегментация: Хронические (напоминания+статистика), мамы (детские сиропы).<text:line-break/>Автоматизация: День 1 — welcome, День 7 — кейс, День 30 — апгрейд. VIP — эксклюзивный стикер.</text:p>
      <text:p text:style-name="P3"><text:span text:style-name="Strong_20_Emphasis">Этап 3. Партнерский маркетинг.</text:span><text:line-break/>Блогеры-мамы,инфлюенсеры. Бесплатный премиум за отзыв. Бот виден в чатах.</text:p>
      <text:p text:style-name="P3"><text:span text:style-name="Strong_20_Emphasis">Этап 4. Офлайн-интеграция.</text:span><text:line-break/>Партнерство с аптеками (QR на упаковке). Стенды в поликлиниках Москвы.</text:p>
      <text:h text:style-name="P8" text:outline-level="2">10. Возможные риски</text:h>
      <text:p text:style-name="P3"><text:span text:style-name="Strong_20_Emphasis">Идентификация рисков:</text:span> Технические сбои (бот упадет), юридические (данные здоровья — ПДн), конкуренция (копикаты), отток (низкая retention).</text:p>
      <text:p text:style-name="P3"><text:span text:style-name="Strong_20_Emphasis">Оценка:</text:span> Высокий — данные (штрафы до 500к руб), средний — техсбои (потеря доверия).</text:p>
      <text:p text:style-name="P3"><text:span text:style-name="Strong_20_Emphasis">Стратегии:</text:span></text:p>
      <text:list text:style-name="L5">
        <text:list-item>
          <text:p text:style-name="P9">Избегание: GDPR/152-ФЗ compliance, шифрование данных.</text:p>
        </text:list-item>
        <text:list-item>
          <text:p text:style-name="P9">Снижение: Диверсификация серверов (2 хостинга), бэкапы, мониторинг UptimeRobot. Ответственный — владелец.</text:p>
        </text:list-item>
        <text:list-item>
          <text:p text:style-name="P9">Передача: Страховка киберрисков, аутсорс юриста по ПДн.</text:p>
        </text:list-item>
        <text:list-item>
          <text:p text:style-name="P9">Принятие: Резерв 20к руб на штрафы.<text:line-break/>Регулярный пересмотр: Ежеквартально, карта рисков в Notion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2:27:13.532669904</meta:creation-date>
    <dc:date>2026-03-07T13:00:11.308461786</dc:date>
    <meta:editing-duration>PT22M44S</meta:editing-duration>
    <meta:editing-cycles>1</meta:editing-cycles>
    <meta:document-statistic meta:table-count="0" meta:image-count="0" meta:object-count="0" meta:page-count="4" meta:paragraph-count="55" meta:word-count="891" meta:character-count="6836" meta:non-whitespace-character-count="6005"/>
    <meta:generator>LibreOffice/25.2.3.2$Linux_X86_64 LibreOffice_project/520$Build-2</meta:generator>
  </office:meta>
</office:document-meta>
</file>